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BaseTag.setOnKeyDown( String onkey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aseTag.setStyleClass( String styl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aseTag.setOnMouseOut( String onmous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aseTag.setOnKeyPress( String onkeyp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aseTag.setOnClick( String on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aseTag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aseTag.setOnMouseMove( String onmousemo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aseTag.setOnMouseOver( String onmouseo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aseTag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aseTag.getOnCli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aseTag.setOnKeyUp( String onkey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aseTag.setOnMouseDown( String onmouse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aseTag.setOnMouseUp( String onmouse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aseTag.setDynamicAttribute( String uri , String local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aseTag.setDir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aseTag.getTag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aseTag.setOnDblClick( String ondbl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aseTag.setTagId( String tag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aseTag.setStyle( String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